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ous-titre" style:master-page-name="MP0" style:family="paragraph">
      <style:paragraph-properties fo:break-before="page"/>
    </style:style>
    <style:style style:name="P2" style:parent-style-name="Normal" style:family="paragraph">
      <style:paragraph-properties fo:text-align="justify"/>
    </style:style>
    <style:style style:name="P3" style:parent-style-name="Normal" style:family="paragraph">
      <style:paragraph-properties fo:text-align="justify"/>
    </style:style>
    <style:style style:name="P4" style:parent-style-name="Normal" style:family="paragraph">
      <style:paragraph-properties fo:text-align="justify"/>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P20" style:parent-style-name="Normal" style:family="paragraph">
      <style:paragraph-properties fo:text-align="justify"/>
    </style:style>
    <style:style style:name="P21" style:parent-style-name="Normal" style:family="paragraph">
      <style:paragraph-properties fo:text-align="justify"/>
    </style:style>
    <style:style style:name="P22" style:parent-style-name="Normal" style:family="paragraph">
      <style:paragraph-properties fo:break-before="page" fo:text-align="justify"/>
      <style:text-properties fo:hyphenate="true"/>
    </style:style>
    <style:style style:name="P23" style:parent-style-name="TM1" style:family="paragraph">
      <style:paragraph-properties>
        <style:tab-stops>
          <style:tab-stop style:type="right" style:leader-style="dotted" style:leader-text="." style:position="6.293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P26" style:parent-style-name="TM2" style:family="paragraph">
      <style:paragraph-properties>
        <style:tab-stops>
          <style:tab-stop style:type="right" style:leader-style="dotted" style:leader-text="." style:position="6.1402in"/>
        </style:tab-stops>
      </style:paragraph-properties>
    </style:style>
    <style:style style:name="P27" style:parent-style-name="TM2" style:family="paragraph">
      <style:paragraph-properties>
        <style:tab-stops>
          <style:tab-stop style:type="right" style:leader-style="dotted" style:leader-text="." style:position="6.1402in"/>
        </style:tab-stops>
      </style:paragraph-properties>
    </style:style>
    <style:style style:name="P28" style:parent-style-name="TM2" style:family="paragraph">
      <style:paragraph-properties>
        <style:tab-stops>
          <style:tab-stop style:type="right" style:leader-style="dotted" style:leader-text="." style:position="6.1402in"/>
        </style:tab-stops>
      </style:paragraph-properties>
    </style:style>
    <style:style style:name="P29" style:parent-style-name="TM3" style:family="paragraph">
      <style:paragraph-properties>
        <style:tab-stops>
          <style:tab-stop style:type="right" style:leader-style="dotted" style:leader-text="." style:position="5.9875in"/>
        </style:tab-stops>
      </style:paragraph-properties>
    </style:style>
    <style:style style:name="P30" style:parent-style-name="TM3" style:family="paragraph">
      <style:paragraph-properties>
        <style:tab-stops>
          <style:tab-stop style:type="right" style:leader-style="dotted" style:leader-text="." style:position="5.9875in"/>
        </style:tab-stops>
      </style:paragraph-properties>
    </style:style>
    <style:style style:name="P31" style:parent-style-name="Normal" style:family="paragraph">
      <style:paragraph-properties fo:break-before="page" fo:text-align="justify"/>
      <style:text-properties fo:hyphenate="true"/>
    </style:style>
    <style:style style:name="P32" style:parent-style-name="Normal" style:family="paragraph">
      <style:paragraph-properties fo:text-align="justify"/>
    </style:style>
    <style:style style:name="P33" style:parent-style-name="Sansinterligne" style:family="paragraph"/>
    <style:style style:name="P34" style:parent-style-name="Sansinterligne" style:family="paragraph"/>
    <style:style style:name="P35" style:parent-style-name="Sansinterligne" style:family="paragraph"/>
    <style:style style:name="P36" style:parent-style-name="Sansinterligne" style:family="paragraph"/>
    <style:style style:name="P37" style:parent-style-name="Sansinterligne" style:family="paragraph"/>
    <style:style style:name="T38" style:parent-style-name="Policepardéfaut" style:family="text">
      <style:text-properties style:text-position="super 66.6%"/>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break-before="page"/>
      <style:text-properties fo:hyphenate="true"/>
    </style:style>
  </office:automatic-styles>
  <office:body>
    <office:text text:use-soft-page-breaks="true">
      <text:p text:style-name="P1">Damien Caplet ;<text:s/>Benjamin Demaziere ;<text:s/>Enver Keka ;<text:s/>Thibaud Humbert</text:p>
      <text:p text:style-name="Sous-titre">Groupe P</text:p>
      <text:p text:style-name="P2"/>
      <text:p text:style-name="P3"/>
      <text:p text:style-name="P4"/>
      <text:p text:style-name="P5"/>
      <text:p text:style-name="P6"/>
      <text:p text:style-name="P7"/>
      <text:p text:style-name="P8"/>
      <text:p text:style-name="P9"/>
      <text:p text:style-name="P10"/>
      <text:p text:style-name="P11"/>
      <text:p text:style-name="Titre">Projet Système : NachOS</text:p>
      <text:p text:style-name="Sous-titre">Pré-Rapport</text:p>
      <text:p text:style-name="P12"/>
      <text:p text:style-name="P13"/>
      <text:p text:style-name="P14"/>
      <text:p text:style-name="P15"/>
      <text:p text:style-name="P16"/>
      <text:p text:style-name="P17"/>
      <text:p text:style-name="P18"/>
      <text:p text:style-name="P19"/>
      <text:p text:style-name="P20"/>
      <text:p text:style-name="P21"/>
      <text:p text:style-name="Sous-titre">Master 1 Informatique 2019 / 2020</text:p>
      <text:p text:style-name="Sous-titre">UFR IM²AG<text:s/>-<text:s/>Janvier 2020</text:p>
      <text:p text:style-name="P22"/>
      <text:h text:style-name="En-têtedetabledesmatières" text:outline-level="1"><text:bookmark-start text:name="_Toc30067875"/><text:span text:style-name="Titre2Car">Table des matières</text:span><text:bookmark-end text:name="_Toc30067875"/></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3"><text:a xlink:href="#_Toc30067875" office:target-frame-name="_top" xlink:show="replace"><text:span text:style-name="Lienhypertexte">Table des matières</text:span><text:tab/>2</text:a></text:p>
          <text:p text:style-name="P24"><text:a xlink:href="#_Toc30067876" office:target-frame-name="_top" xlink:show="replace"><text:span text:style-name="Lienhypertexte">Présentation des fonctionnalités</text:span><text:tab/>3</text:a></text:p>
          <text:p text:style-name="P25"><text:a xlink:href="#_Toc30067877" office:target-frame-name="_top" xlink:show="replace"><text:span text:style-name="Lienhypertexte">Documentation</text:span><text:tab/>3</text:a></text:p>
          <text:p text:style-name="P26"><text:a xlink:href="#_Toc30067878" office:target-frame-name="_top" xlink:show="replace"><text:span text:style-name="Lienhypertexte">Tests fonctionnels</text:span><text:tab/>4</text:a></text:p>
          <text:p text:style-name="P27"><text:a xlink:href="#_Toc30067879" office:target-frame-name="_top" xlink:show="replace"><text:span text:style-name="Lienhypertexte">Choix d’implémentation</text:span><text:tab/>4</text:a></text:p>
          <text:p text:style-name="P28"><text:a xlink:href="#_Toc30067880" office:target-frame-name="_top" xlink:show="replace"><text:span text:style-name="Lienhypertexte">Organisation</text:span><text:tab/>4</text:a></text:p>
          <text:p text:style-name="P29"><text:a xlink:href="#_Toc30067881" office:target-frame-name="_top" xlink:show="replace"><text:span text:style-name="Lienhypertexte">Planning</text:span><text:tab/>4</text:a></text:p>
          <text:p text:style-name="P30"><text:a xlink:href="#_Toc30067882" office:target-frame-name="_top" xlink:show="replace"><text:span text:style-name="Lienhypertexte">Répartition des tâches</text:span><text:tab/>4</text:a></text:p>
        </text:index-body>
      </text:table-of-content>
      <text:p text:style-name="Normal"/>
      <text:p text:style-name="P31"/>
      <text:h text:style-name="Titre2" text:outline-level="2"><text:bookmark-start text:name="_Toc30067876"/>Présentation des<text:s/>fonctionnalités<text:bookmark-end text:name="_Toc30067876"/></text:h>
      <text:p text:style-name="P32"/>
      <text:p text:style-name="Sansinterligne">NachOS est un pseudo système d’exploitation,<text:s/>c’est un programme qui tourne sur un OS classique (ici un système basé sur Unix) et simule un OS basique. Cet OS<text:s/>possède les fonctionnalités suivantes :</text:p>
      <text:list text:style-name="LFO4" text:continue-numbering="true">
        <text:list-item>
          <text:p text:style-name="P33">Interface textuelle</text:p>
        </text:list-item>
        <text:list-item>
          <text:p text:style-name="P34">Gestion multiprocessus et multithreads (incluant la synchronisation)</text:p>
        </text:list-item>
        <text:list-item>
          <text:p text:style-name="P35">Système de fichier</text:p>
        </text:list-item>
        <text:list-item>
          <text:p text:style-name="P36">Virtualisation de la mémoire (pagination ?)</text:p>
        </text:list-item>
        <text:list-item>
          <text:p text:style-name="P37">Gestion de la communication en réseau</text:p>
        </text:list-item>
      </text:list>
      <text:p text:style-name="Sansinterligne">[Limites Techniques]</text:p>
      <text:p text:style-name="Sansinterligne">Taille d’un secteur</text:p>
      <text:p text:style-name="Sansinterligne">Taille d’une page mémoire : 128 octets</text:p>
      <text:p text:style-name="Sansinterligne">Nombre de pages mémoire : 64</text:p>
      <text:p text:style-name="Sansinterligne">Mémoire totale théorique : 8 Ko</text:p>
      <text:p text:style-name="Sansinterligne">Nombre de threads possibles : 2<text:span text:style-name="T38">32<text:s/></text:span>– 1</text:p>
      <text:p text:style-name="P39"/>
      <text:p text:style-name="P40"/>
      <text:p text:style-name="P41"/>
      <text:h text:style-name="Titre2" text:outline-level="2"><text:bookmark-start text:name="_Toc30067877"/>Documentation<text:bookmark-end text:name="_Toc30067877"/></text:h>
      <text:p text:style-name="Normal"/>
      <text:p text:style-name="Sansinterligne">Appels système disponibles :</text:p>
      <text:p text:style-name="Sansinterligne">Char<text:s/>GetChar() :<text:s/></text:p>
      <text:p text:style-name="Sansinterligne">Renvoie un caractère lu sur l’entrée standard</text:p>
      <text:p text:style-name="Sansinterligne">Void PutChar (char character)</text:p>
      <text:p text:style-name="Sansinterligne">Char * GetString()</text:p>
      <text:p text:style-name="Sansinterligne">Void PutString (const char string[], int max_characters)</text:p>
      <text:p text:style-name="Sansinterligne">Int GetInt()</text:p>
      <text:p text:style-name="Sansinterligne">Void PutInt (int value)</text:p>
      <text:p text:style-name="P42"/>
      <text:h text:style-name="Titre2" text:outline-level="2"><text:bookmark-start text:name="_Toc30067878"/><text:soft-page-break/>Tests fonctionnels<text:bookmark-end text:name="_Toc30067878"/></text:h>
      <text:p text:style-name="Normal"/>
      <text:p text:style-name="Sansinterligne">SynchConsole : putchar.c, getchar.c, putstring.c, getstring.c, getint.c et putint.c</text:p>
      <text:p text:style-name="Sansinterligne">Threads utilisateur :<text:s/></text:p>
      <text:p text:style-name="Normal"/>
      <text:h text:style-name="Titre2" text:outline-level="2"><text:bookmark-start text:name="_Toc30067879"/>Choix d’implémentation<text:bookmark-end text:name="_Toc30067879"/></text:h>
      <text:p text:style-name="Normal"/>
      <text:p text:style-name="Sansinterligne">Threads</text:p>
      <text:p text:style-name="Sansinterligne">Disque</text:p>
      <text:p text:style-name="Sansinterligne">Réseau</text:p>
      <text:p text:style-name="Sansinterligne">Virtualisation de la mémoire</text:p>
      <text:p text:style-name="Normal"/>
      <text:h text:style-name="Titre2" text:outline-level="2"><text:bookmark-start text:name="_Toc30067880"/>Organisation<text:bookmark-end text:name="_Toc30067880"/></text:h>
      <text:p text:style-name="Normal"/>
      <text:h text:style-name="Titre3" text:outline-level="3"><text:bookmark-start text:name="_Toc30067881"/>Planning<text:bookmark-end text:name="_Toc30067881"/></text:h>
      <text:p text:style-name="Sansinterligne">06/01 : Installation Nachos.<text:s/>Création des dépôts Git.<text:s/>Début de l’étape 1</text:p>
      <text:p text:style-name="Sansinterligne">07/01 : Continuation et terminaison de l'étape 1</text:p>
      <text:p text:style-name="Sansinterligne">08/01 : Début de l'étape 2</text:p>
      <text:p text:style-name="Sansinterligne">09/01 : Continuation et terminaison de l'étape 2</text:p>
      <text:p text:style-name="Sansinterligne">10/01 : Début de l'étape 3</text:p>
      <text:p text:style-name="Sansinterligne">13/01 : Continuation de l'étape 3</text:p>
      <text:p text:style-name="Sansinterligne">14/01 : Terminaison de l’étape 3 partie 1, début de la partie 2. Début de l'étape 4 partie 1 en parallèle.</text:p>
      <text:p text:style-name="Sansinterligne">15/01 : Continuation de l’étape 3 partie 2. Terminaison de l’étape 4 partie 1, début de la partie 2.<text:s/>Initialisation des rapports</text:p>
      <text:p text:style-name="Sansinterligne">16/01 :<text:s/>Terminaison de l’étape 3. Début d’écriture<text:s/>du<text:s/>Pré-Rapport</text:p>
      <text:p text:style-name="Normal"/>
      <text:h text:style-name="Titre3" text:outline-level="3"><text:bookmark-start text:name="_Toc30067882"/>Répartition des tâches<text:bookmark-end text:name="_Toc30067882"/></text:h>
      <text:p text:style-name="Sansinterligne">Le développement a été fait en commun jusqu’à la fin de la première partie de l’étape 3. A partir de là, Damien a été chargé de finir la deuxième partie de l’étape 3 pendant que Thibaud et Enver se lançaient dans l’étape 4. Benjamin débutait l’écriture des rapports, la mise en place et la réalisation des tests permettant de prouver le bon fonctionnement de ce qui est implémenté.</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6pt" style:font-size-asian="16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4pt" style:font-size-asian="14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language-asian="fr" style:country-asian="FR"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6pt" style:font-size-asian="16pt" style:font-size-complex="13pt"/>
    </style:style>
    <style:style style:name="Titre" style:display-name="Titre" style:family="paragraph" style:parent-style-name="Normal" style:next-style-name="Normal">
      <style:paragraph-properties fo:text-align="center" fo:margin-bottom="0in" fo:line-height="100%"/>
      <style:text-properties style:font-name="Times New Roman" style:font-name-asian="Times New Roman" style:font-name-complex="Times New Roman" fo:font-weight="bold" style:font-weight-asian="bold" fo:letter-spacing="-0.0069in" style:letter-kerning="true" fo:font-size="40pt" style:font-size-asian="40pt" style:font-size-complex="28pt" fo:hyphenate="false"/>
    </style:style>
    <style:style style:name="TitreCar" style:display-name="Titre Car" style:family="text" style:parent-style-name="Policepardéfaut">
      <style:text-properties style:font-name="Times New Roman" style:font-name-asian="Times New Roman" style:font-name-complex="Times New Roman" fo:font-weight="bold" style:font-weight-asian="bold" fo:letter-spacing="-0.0069in" style:letter-kerning="true" fo:font-size="40pt" style:font-size-asian="40pt" style:font-size-complex="28pt"/>
    </style:style>
    <style:style style:name="Sous-titre" style:display-name="Sous-titre" style:family="paragraph" style:parent-style-name="Normal" style:next-style-name="Normal">
      <style:paragraph-properties fo:text-align="center"/>
      <style:text-properties style:font-name="Times New Roman" style:font-name-asian="Times New Roman" style:font-name-complex="Times New Roman" fo:font-weight="bold" style:font-weight-asian="bold" fo:color="#2E74B5" fo:letter-spacing="0.0104in" fo:font-size="24pt" style:font-size-asian="24pt" fo:hyphenate="false"/>
    </style:style>
    <style:style style:name="Sous-titreCar" style:display-name="Sous-titre Car" style:family="text" style:parent-style-name="Policepardéfaut">
      <style:text-properties style:font-name="Times New Roman" style:font-name-asian="Times New Roman" style:font-name-complex="Times New Roman" fo:font-weight="bold" style:font-weight-asian="bold" fo:color="#2E74B5" fo:letter-spacing="0.0104in" fo:font-size="24pt" style:font-size-asian="24pt"/>
    </style:style>
    <style:style style:name="Sansinterligne" style:display-name="Sans interligne" style:family="paragraph">
      <style:paragraph-properties fo:text-align="justify" fo:margin-bottom="0in" fo:line-height="100%"/>
      <style:text-properties fo:font-size="12pt" style:font-size-asian="12pt" fo:hyphenate="false"/>
    </style:style>
    <style:style style:name="Titre3Car" style:display-name="Titre 3 Car" style:family="text" style:parent-style-name="Policepardéfaut">
      <style:text-properties style:font-name="Calibri Light" style:font-name-asian="Times New Roman" style:font-name-complex="Times New Roman" fo:color="#1F4D78" fo:font-size="14pt" style:font-size-asian="14pt" style:font-size-complex="12pt"/>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enjamin DEMAZIERE</meta:initial-creator>
    <dc:creator>Benjamin DEMAZIERE</dc:creator>
    <meta:creation-date>2020-01-15T13:45:00Z</meta:creation-date>
    <dc:date>2020-01-16T14:20:00Z</dc:date>
    <meta:template xlink:href="Normal.dotm" xlink:type="simple"/>
    <meta:editing-cycles>15</meta:editing-cycles>
    <meta:editing-duration>PT24420S</meta:editing-duration>
    <meta:document-statistic meta:page-count="4" meta:paragraph-count="5" meta:word-count="454" meta:character-count="2951" meta:row-count="20" meta:non-whitespace-character-count="2502"/>
  </office:meta>
</office:document-meta>
</file>